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style:tab-stops/>
      </style:paragraph-properties>
    </style:style>
    <style:style style:name="P2" style:family="paragraph" style:parent-style-name="Bibliography_20_Heading">
      <style:paragraph-properties fo:break-before="page"/>
    </style:style>
    <style:style style:name="P3" style:family="paragraph" style:parent-style-name="Standard">
      <style:text-properties officeooo:rsid="000db55d" officeooo:paragraph-rsid="000db55d"/>
    </style:style>
    <style:style style:name="P4" style:family="paragraph" style:parent-style-name="Standard">
      <style:text-properties officeooo:paragraph-rsid="000db55d"/>
    </style:style>
    <style:style style:name="P5" style:family="paragraph" style:parent-style-name="Standard">
      <style:text-properties officeooo:rsid="000f983c" officeooo:paragraph-rsid="000f983c"/>
    </style:style>
    <style:style style:name="P6" style:family="paragraph" style:parent-style-name="Standard">
      <style:text-properties officeooo:rsid="00114a60" officeooo:paragraph-rsid="00114a60"/>
    </style:style>
    <style:style style:name="P7" style:family="paragraph" style:parent-style-name="Standard">
      <style:text-properties officeooo:paragraph-rsid="00114a60"/>
    </style:style>
    <style:style style:name="P8" style:family="paragraph" style:parent-style-name="Standard">
      <style:text-properties officeooo:rsid="000db55d" officeooo:paragraph-rsid="000db55d"/>
    </style:style>
    <style:style style:name="P9" style:family="paragraph" style:parent-style-name="Standard">
      <style:text-properties officeooo:rsid="00120ca6" officeooo:paragraph-rsid="00120ca6"/>
    </style:style>
    <style:style style:name="P10" style:family="paragraph" style:parent-style-name="Text_20_body">
      <style:text-properties officeooo:rsid="00120ca6" officeooo:paragraph-rsid="00120ca6"/>
    </style:style>
    <style:style style:name="T1" style:family="text">
      <style:text-properties officeooo:rsid="000db55d"/>
    </style:style>
    <style:style style:name="T2" style:family="text">
      <style:text-properties officeooo:rsid="000f983c"/>
    </style:style>
    <style:style style:name="T3" style:family="text">
      <style:text-properties officeooo:rsid="00114a6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ïtulo: Actividad A</text:p>
      <text:p text:style-name="P3">Módulo 1</text:p>
      <text:p text:style-name="P3">Autor: Gustavo V. Diaz</text:p>
      <text:p text:style-name="P3">Fecha: 2<text:span text:style-name="T3">3</text:span>/08/2020</text:p>
      <text:p text:style-name="P3"/>
      <text:p text:style-name="P9">Enunciado:</text:p>
      <text:p text:style-name="P10">La idea de esta actividad es narrar la experiencia personal en el uso de bases de datos:</text:p>
      <text:p text:style-name="Text_20_body">Herramientas</text:p>
      <text:p text:style-name="Text_20_body">Rol (usuario/administrador)</text:p>
      <text:p text:style-name="P3"/>
      <text:p text:style-name="P3">Desarrollo:</text:p>
      <text:p text:style-name="P3"/>
      <text:p text:style-name="P4"><text:span text:style-name="T1">Mi acercamiento a bases de datos fue de la mano de un curso por internet orientado a MySQL dictado por Mosh Hamedani </text:span><text:span text:style-name="T1"><text:bibliography-mark text:identifier="odt01" text:bibliography-type="www" text:author="Mosh Hamedani" text:title="MySQL Tutorial for Beginners [Full Course]" text:year="2019" text:url="https://www.youtube.com/watch?v=7S_tz1z_5bA&amp;t=9337s">[1]</text:bibliography-mark></text:span><text:span text:style-name="T1">. </text:span><text:span text:style-name="T2">En dicho tutorial de youtube en primera instancia indica cómo instalar el servicio de MySQL en windows y la herramienta que permite una visualización amigable <text:s/>MySQL Workbench.</text:span></text:p>
      <text:p text:style-name="P5">En el mismo tutorial explica los elementos de las bases de datos cómo la base de datos, tablas, columnas, usuarios con ejemplos que se pueden seguir fácilmente. En los ejemplos también explican el uso de las sentencias y sus distintas posibilidades de las bases de datos cómo INSERT, UPDATE, <text:span text:style-name="T3">DELETE, JOIN y muchas otras.</text:span></text:p>
      <text:p text:style-name="P6">Una vez finalizado el curso me dediqué a implementar bases de datos por mi cuenta a través de conectores python. Este proceso me permitió entender un poco mejor la arquitectura general de la base de datos en cuanto a los usuarios y permisos.</text:p>
      <text:p text:style-name="P6">Pero aún así sentía una distancia, en mi caso insalvable, entre los conceptos vistos y el entendimiento más acabado de las bases de datos en general. Por lo cual decidí anotarme en este curso con la esperanza de comprender mejor las posibilidades que esta herramienta me posibilitaba.</text:p>
      <text:p text:style-name="P6"/>
      <text:p text:style-name="P7"><text:span text:style-name="T3">Por último agrego el acercamiento, posterior al desarrollo narrado, que tuve a las bases de datos de series de tiempo (TSDB) el cual comprendí que necesitaba porque este proyecto requiere guardar series de tiempos leídas de un osciloscipio. En este caso revisé documentación las bases de datos InfluxDB</text:span><text:span text:style-name="T3"><text:bibliography-mark text:identifier="odt02" text:bibliography-type="article" text:title="Get started with InfluxDB OSS" text:url="https://docs.influxdata.com/influxdb/v1.8/introduction/get-started/">[2]</text:bibliography-mark></text:span><text:span text:style-name="T3"> la cual no alcancé a implementar pero que abrieron un poco más el panorama sobre el tema.</text:span></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P2">Bibliografía</text:p>
          </text:index-title>
          <text:p text:style-name="P1">1: Mosh Hamedani, MySQL Tutorial for Beginners [Full Course], 2019, https://www.youtube.com/watch?v=7S_tz1z_5bA&amp;t=9337s</text:p>
          <text:p text:style-name="P1">2: , Get started with InfluxDB OSS, </text:p>
        </text:index-body>
      </text:bibliography>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2T16:50:07.099429388</meta:creation-date>
    <dc:date>2020-08-23T15:51:02.819788223</dc:date>
    <meta:editing-duration>PT8M5S</meta:editing-duration>
    <meta:editing-cycles>2</meta:editing-cycles>
    <meta:generator>LibreOffice/6.4.4.2$Linux_X86_64 LibreOffice_project/40$Build-2</meta:generator>
    <meta:document-statistic meta:table-count="0" meta:image-count="0" meta:object-count="0" meta:page-count="2" meta:paragraph-count="17" meta:word-count="311" meta:character-count="1919" meta:non-whitespace-character-count="1623"/>
  </office:meta>
</office:document-meta>
</file>